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65b" officeooo:paragraph-rsid="000b16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are you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23:32:45.068032255</meta:creation-date>
    <dc:date>2021-05-05T23:33:18.582636807</dc:date>
    <meta:editing-duration>PT38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4.6.2$Linux_X86_64 LibreOffice_project/40$Build-2</meta:generator>
  </office:meta>
</office:document-meta>
</file>